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8.56mm"/>
    </style:style>
    <style:style style:name="co2" style:family="table-column">
      <style:table-column-properties fo:break-before="auto" style:column-width="190.98mm"/>
    </style:style>
    <style:style style:name="co3" style:family="table-column">
      <style:table-column-properties fo:break-before="auto" style:column-width="144.96mm"/>
    </style:style>
    <style:style style:name="co4" style:family="table-column">
      <style:table-column-properties fo:break-before="auto" style:column-width="96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5.5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ROGRAM <text:s/>-&gt; <text:s text:c="2"/>MODULEDECLARATIONS <text:s text:c="2"/>OTHERMODULES <text:s text:c="2"/>DRIVERMODULE <text:s text:c="2"/>OTHERMODULES <text:s text:c="2"/></text:p>
          </table:table-cell>
          <table:table-cell office:value-type="string" calcext:value-type="string">
            <text:p>program.node = new node(moduledeclarations.node, othermodules.node, drivermodule.node, othermodules.no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DECLARATIONS <text:s/>-&gt; <text:s text:c="2"/>MODULEDECLARATION <text:s text:c="2"/>MODULEDECLARATIONS <text:s text:c="2"/></text:p>
          </table:table-cell>
          <table:table-cell office:value-type="string" calcext:value-type="string">
            <text:p>moduledeclarations.node = new node(moduledeclaration.node, moduledeclarations.no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DECLARATIONS <text:s/>-&gt; <text:s text:c="2"/>EPS <text:s text:c="2"/></text:p>
          </table:table-cell>
          <table:table-cell office:value-type="string" calcext:value-type="string">
            <text:p>moduledeclarations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DECLARATION <text:s/>-&gt; <text:s text:c="2"/>DECLARE <text:s text:c="2"/>MODULE <text:s text:c="2"/>ID <text:s text:c="2"/>SEMICOL <text:s text:c="2"/></text:p>
          </table:table-cell>
          <table:table-cell office:value-type="string" calcext:value-type="string">
            <text:p>moduledeclarations.node = id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MODULES <text:s/>-&gt; <text:s text:c="2"/>MODULE1 <text:s text:c="2"/>OTHERMODULES <text:s text:c="2"/></text:p>
          </table:table-cell>
          <table:table-cell office:value-type="string" calcext:value-type="string">
            <text:p>othermodule.node = new node(module1.node, othermodules.no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MODULES <text:s/>-&gt; <text:s text:c="2"/>EPS <text:s text:c="2"/></text:p>
          </table:table-cell>
          <table:table-cell office:value-type="string" calcext:value-type="string">
            <text:p>othermodule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1 <text:s/>-&gt; <text:s text:c="2"/>DEF <text:s text:c="2"/>MODULE <text:s text:c="2"/>ID <text:s text:c="2"/>ENDDEF <text:s text:c="2"/>TAKES <text:s text:c="2"/>INPUT <text:s text:c="2"/>SQBO <text:s text:c="2"/>INPUT_PLIST <text:s text:c="2"/>SQBC <text:s text:c="2"/>SEMICOL <text:s text:c="2"/>RET <text:s text:c="2"/>MODULEDEF <text:s text:c="2"/></text:p>
          </table:table-cell>
          <table:table-cell office:value-type="string" calcext:value-type="string">
            <text:p>module1.node = new node(id.node, input_plist.node, ret.node, moduledef.node)</text:p>
          </table:table-cell>
          <table:table-cell office:value-type="string" calcext:value-type="string">
            <text:p>symboltable.insert(module signature)</text:p>
          </table:table-cell>
          <table:table-cell/>
        </table:table-row>
        <table:table-row table:style-name="ro1">
          <table:table-cell office:value-type="string" calcext:value-type="string">
            <text:p>DRIVERMODULE <text:s/>-&gt; <text:s text:c="2"/>DRIVERDEF <text:s text:c="2"/>DRIVER <text:s text:c="2"/>PROGRAMT <text:s text:c="2"/>DRIVERENDDEF <text:s text:c="2"/>MODULEDEF <text:s text:c="2"/></text:p>
          </table:table-cell>
          <table:table-cell office:value-type="string" calcext:value-type="string">
            <text:p>drivermodule.node = moduledef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 <text:s/>-&gt; <text:s text:c="2"/>RETURNS <text:s text:c="2"/>SQBO <text:s text:c="2"/>OUTPUT_PLIST <text:s text:c="2"/>SQBC <text:s text:c="2"/>SEMICOL <text:s text:c="2"/></text:p>
          </table:table-cell>
          <table:table-cell office:value-type="string" calcext:value-type="string">
            <text:p>ret.node <text:s/>= output_plis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 <text:s/>-&gt; <text:s text:c="2"/>EPS <text:s text:c="2"/></text:p>
          </table:table-cell>
          <table:table-cell office:value-type="string" calcext:value-type="string">
            <text:p>ret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_PLIST <text:s/>-&gt; <text:s text:c="2"/>ID <text:s text:c="2"/>COLON <text:s text:c="2"/>DATATYPE <text:s text:c="2"/>N1 <text:s text:c="2"/></text:p>
          </table:table-cell>
          <table:table-cell office:value-type="string" calcext:value-type="string">
            <text:p>input_plist.node = new node(id.node, datatype.node, n1.node)</text:p>
          </table:table-cell>
          <table:table-cell office:value-type="string" calcext:value-type="string">
            <text:p>id.type = datatype.type</text:p>
          </table:table-cell>
          <table:table-cell/>
        </table:table-row>
        <table:table-row table:style-name="ro1">
          <table:table-cell office:value-type="string" calcext:value-type="string">
            <text:p>N1 <text:s/>-&gt; <text:s text:c="2"/>COMMA <text:s text:c="2"/>ID <text:s text:c="2"/>COLON <text:s text:c="2"/>DATATYPE <text:s text:c="2"/>N1 <text:s text:c="2"/></text:p>
          </table:table-cell>
          <table:table-cell office:value-type="string" calcext:value-type="string">
            <text:p>n1.node = new node(id.node, datatype.node, n1.node)</text:p>
          </table:table-cell>
          <table:table-cell office:value-type="string" calcext:value-type="string">
            <text:p>id.type = datatype.type</text:p>
          </table:table-cell>
          <table:table-cell/>
        </table:table-row>
        <table:table-row table:style-name="ro1">
          <table:table-cell office:value-type="string" calcext:value-type="string">
            <text:p>N1 <text:s/>-&gt; <text:s text:c="2"/>EPS <text:s text:c="2"/></text:p>
          </table:table-cell>
          <table:table-cell office:value-type="string" calcext:value-type="string">
            <text:p>n1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_PLIST <text:s/>-&gt; <text:s text:c="2"/>ID <text:s text:c="2"/>COLON <text:s text:c="2"/>TYPE <text:s text:c="2"/>N2 <text:s text:c="2"/></text:p>
          </table:table-cell>
          <table:table-cell office:value-type="string" calcext:value-type="string">
            <text:p>output_plist.node = new node(id.node, type.node, n2.node)</text:p>
          </table:table-cell>
          <table:table-cell office:value-type="string" calcext:value-type="string">
            <text:p>id.type = type.type</text:p>
          </table:table-cell>
          <table:table-cell/>
        </table:table-row>
        <table:table-row table:style-name="ro1">
          <table:table-cell office:value-type="string" calcext:value-type="string">
            <text:p>N2 <text:s/>-&gt; <text:s text:c="2"/>COMMA <text:s text:c="2"/>ID <text:s text:c="2"/>COLON <text:s text:c="2"/>TYPE <text:s text:c="2"/>N2 <text:s text:c="2"/></text:p>
          </table:table-cell>
          <table:table-cell office:value-type="string" calcext:value-type="string">
            <text:p>n2.node = new node(id.node, type.node, n2.node)</text:p>
          </table:table-cell>
          <table:table-cell office:value-type="string" calcext:value-type="string">
            <text:p>id.type = type.type</text:p>
          </table:table-cell>
          <table:table-cell/>
        </table:table-row>
        <table:table-row table:style-name="ro1">
          <table:table-cell office:value-type="string" calcext:value-type="string">
            <text:p>N2 <text:s/>-&gt; <text:s text:c="2"/>EPS <text:s text:c="2"/></text:p>
          </table:table-cell>
          <table:table-cell office:value-type="string" calcext:value-type="string">
            <text:p>n2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TYPE <text:s/>-&gt; <text:s text:c="2"/>INTEGER <text:s text:c="2"/></text:p>
          </table:table-cell>
          <table:table-cell office:value-type="string" calcext:value-type="string">
            <text:p>datatype.node = new leaf(INTEGER, int)</text:p>
          </table:table-cell>
          <table:table-cell office:value-type="string" calcext:value-type="string">
            <text:p>datatype.type = integer</text:p>
          </table:table-cell>
          <table:table-cell/>
        </table:table-row>
        <table:table-row table:style-name="ro1">
          <table:table-cell office:value-type="string" calcext:value-type="string">
            <text:p>DATATYPE <text:s/>-&gt; <text:s text:c="2"/>REAL <text:s text:c="2"/></text:p>
          </table:table-cell>
          <table:table-cell office:value-type="string" calcext:value-type="string">
            <text:p>datatype.node = new leaf(REAL, real)</text:p>
          </table:table-cell>
          <table:table-cell office:value-type="string" calcext:value-type="string">
            <text:p>datatype.type = real</text:p>
          </table:table-cell>
          <table:table-cell/>
        </table:table-row>
        <table:table-row table:style-name="ro1">
          <table:table-cell office:value-type="string" calcext:value-type="string">
            <text:p>DATATYPE <text:s/>-&gt; <text:s text:c="2"/>BOOLEAN <text:s text:c="2"/></text:p>
          </table:table-cell>
          <table:table-cell office:value-type="string" calcext:value-type="string">
            <text:p>datatype.node = new leaf(BOOLEAN, bool)</text:p>
          </table:table-cell>
          <table:table-cell office:value-type="string" calcext:value-type="string">
            <text:p>datatype.type = boolean</text:p>
          </table:table-cell>
          <table:table-cell/>
        </table:table-row>
        <table:table-row table:style-name="ro1">
          <table:table-cell office:value-type="string" calcext:value-type="string">
            <text:p>DATATYPE <text:s/>-&gt; <text:s text:c="2"/>ARRAY <text:s text:c="2"/>SQBO <text:s text:c="2"/>RANGE_ARRAYS <text:s text:c="2"/>SQBC <text:s text:c="2"/>OF <text:s text:c="2"/>TYPE <text:s text:c="2"/></text:p>
          </table:table-cell>
          <table:table-cell office:value-type="string" calcext:value-type="string">
            <text:p>datatype.node = new node(range_arrays.node, type.node)</text:p>
          </table:table-cell>
          <table:table-cell office:value-type="string" calcext:value-type="string">
            <text:p>datatype.type = &lt;type.type, range_array.type&gt;</text:p>
          </table:table-cell>
          <table:table-cell/>
        </table:table-row>
        <table:table-row table:style-name="ro1">
          <table:table-cell office:value-type="string" calcext:value-type="string">
            <text:p>RANGE_ARRAYS <text:s/>-&gt; <text:s text:c="2"/>INDEX <text:s text:c="2"/>RANGEOP <text:s text:c="2"/>INDEX <text:s text:c="2"/></text:p>
          </table:table-cell>
          <table:table-cell office:value-type="string" calcext:value-type="string">
            <text:p>range_arrays.node = new node(index1.node, index2.node)</text:p>
          </table:table-cell>
          <table:table-cell office:value-type="string" calcext:value-type="string">
            <text:p>if(index1.node != index2.node) ERROR</text:p>
          </table:table-cell>
          <table:table-cell office:value-type="string" calcext:value-type="string">
            <text:p>range_arrays.type = &lt;index1, index2&gt;</text:p>
          </table:table-cell>
        </table:table-row>
        <table:table-row table:style-name="ro1">
          <table:table-cell office:value-type="string" calcext:value-type="string">
            <text:p>TYPE <text:s/>-&gt; <text:s text:c="2"/>INTEGER <text:s text:c="2"/></text:p>
          </table:table-cell>
          <table:table-cell office:value-type="string" calcext:value-type="string">
            <text:p>type.node = new leaf(INTEGER, int)</text:p>
          </table:table-cell>
          <table:table-cell office:value-type="string" calcext:value-type="string">
            <text:p>type.type = integer</text:p>
          </table:table-cell>
          <table:table-cell/>
        </table:table-row>
        <table:table-row table:style-name="ro1">
          <table:table-cell office:value-type="string" calcext:value-type="string">
            <text:p>TYPE <text:s/>-&gt; <text:s text:c="2"/>REAL <text:s text:c="2"/></text:p>
          </table:table-cell>
          <table:table-cell office:value-type="string" calcext:value-type="string">
            <text:p>type.node = new leaf(REAL, real)</text:p>
          </table:table-cell>
          <table:table-cell office:value-type="string" calcext:value-type="string">
            <text:p>type.type = real</text:p>
          </table:table-cell>
          <table:table-cell/>
        </table:table-row>
        <table:table-row table:style-name="ro1">
          <table:table-cell office:value-type="string" calcext:value-type="string">
            <text:p>TYPE <text:s/>-&gt; <text:s text:c="2"/>BOOLEAN <text:s text:c="2"/></text:p>
          </table:table-cell>
          <table:table-cell office:value-type="string" calcext:value-type="string">
            <text:p>type.node = new leaf(BOOLEAN, bool)</text:p>
          </table:table-cell>
          <table:table-cell office:value-type="string" calcext:value-type="string">
            <text:p>type.type = boolean</text:p>
          </table:table-cell>
          <table:table-cell/>
        </table:table-row>
        <table:table-row table:style-name="ro1">
          <table:table-cell office:value-type="string" calcext:value-type="string">
            <text:p>MODULEDEF <text:s/>-&gt; <text:s text:c="2"/>START <text:s text:c="2"/>STATEMENTS <text:s text:c="2"/>END <text:s text:c="2"/></text:p>
          </table:table-cell>
          <table:table-cell office:value-type="string" calcext:value-type="string">
            <text:p>moduledef.node = statements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S <text:s/>-&gt; <text:s text:c="2"/>STATEMENT <text:s text:c="2"/>STATEMENTS <text:s text:c="2"/></text:p>
          </table:table-cell>
          <table:table-cell office:value-type="string" calcext:value-type="string">
            <text:p>statements.node = new <text:s/>node(statement.node, statements.no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S <text:s/>-&gt; <text:s text:c="2"/>EPS <text:s text:c="2"/></text:p>
          </table:table-cell>
          <table:table-cell office:value-type="string" calcext:value-type="string">
            <text:p>statements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 <text:s/>-&gt; <text:s text:c="2"/>IOSTMT <text:s text:c="2"/></text:p>
          </table:table-cell>
          <table:table-cell office:value-type="string" calcext:value-type="string">
            <text:p>statement.node = iostm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 <text:s/>-&gt; <text:s text:c="2"/>SIMPLESTMT <text:s text:c="2"/></text:p>
          </table:table-cell>
          <table:table-cell office:value-type="string" calcext:value-type="string">
            <text:p>statement.node = simplestm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 <text:s/>-&gt; <text:s text:c="2"/>DECLARESTMT <text:s text:c="2"/></text:p>
          </table:table-cell>
          <table:table-cell office:value-type="string" calcext:value-type="string">
            <text:p>statement.node = declarestm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 <text:s/>-&gt; <text:s text:c="2"/>CONDITIONALSTMT <text:s text:c="2"/></text:p>
          </table:table-cell>
          <table:table-cell office:value-type="string" calcext:value-type="string">
            <text:p>statement.node = conditionalstm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 <text:s/>-&gt; <text:s text:c="2"/>ITERATIVESTMT <text:s text:c="2"/></text:p>
          </table:table-cell>
          <table:table-cell office:value-type="string" calcext:value-type="string">
            <text:p>statement.node = iterativestm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STMT <text:s/>-&gt; <text:s text:c="2"/>GET_VALUE <text:s text:c="2"/>BO <text:s text:c="2"/>ID <text:s text:c="2"/>BC <text:s text:c="2"/>SEMICOL <text:s text:c="2"/></text:p>
          </table:table-cell>
          <table:table-cell office:value-type="string" calcext:value-type="string">
            <text:p>iostmt.node = new node(id.node, “Get_value”)</text:p>
          </table:table-cell>
          <table:table-cell office:value-type="string" calcext:value-type="string">
            <text:p>iostmt.type = INPUT</text:p>
          </table:table-cell>
          <table:table-cell/>
        </table:table-row>
        <table:table-row table:style-name="ro1">
          <table:table-cell office:value-type="string" calcext:value-type="string">
            <text:p>IOSTMT <text:s/>-&gt; <text:s text:c="2"/>PRINT <text:s text:c="2"/>BO <text:s text:c="2"/>VAR <text:s text:c="2"/>BC <text:s text:c="2"/>SEMICOL <text:s text:c="2"/></text:p>
          </table:table-cell>
          <table:table-cell office:value-type="string" calcext:value-type="string">
            <text:p>iostmt.node = new node(var.node, “Print”)</text:p>
          </table:table-cell>
          <table:table-cell office:value-type="string" calcext:value-type="string">
            <text:p>iostmt.type = OUTPUT</text:p>
          </table:table-cell>
          <table:table-cell/>
        </table:table-row>
        <table:table-row table:style-name="ro1">
          <table:table-cell office:value-type="string" calcext:value-type="string">
            <text:p>BOOLCONSTT <text:s/>-&gt; <text:s text:c="2"/>TRUE1 <text:s text:c="2"/></text:p>
          </table:table-cell>
          <table:table-cell office:value-type="string" calcext:value-type="string">
            <text:p>boolconstt.node = new leaf(TRUE1, ”true”)</text:p>
          </table:table-cell>
          <table:table-cell office:value-type="string" calcext:value-type="string">
            <text:p>boolconstt.type = boolean</text:p>
          </table:table-cell>
          <table:table-cell/>
        </table:table-row>
        <table:table-row table:style-name="ro1">
          <table:table-cell office:value-type="string" calcext:value-type="string">
            <text:p>BOOLCONSTT <text:s/>-&gt; <text:s text:c="2"/>FALSE1 <text:s text:c="2"/></text:p>
          </table:table-cell>
          <table:table-cell office:value-type="string" calcext:value-type="string">
            <text:p>boolconstt.node = new leaf(FALSE1 ,”false”)</text:p>
          </table:table-cell>
          <table:table-cell office:value-type="string" calcext:value-type="string">
            <text:p>boolconstt.type = boolean</text:p>
          </table:table-cell>
          <table:table-cell/>
        </table:table-row>
        <table:table-row table:style-name="ro1">
          <table:table-cell office:value-type="string" calcext:value-type="string">
            <text:p>VAR <text:s/>-&gt; <text:s text:c="2"/>VAR_ID_NUM <text:s text:c="2"/></text:p>
          </table:table-cell>
          <table:table-cell office:value-type="string" calcext:value-type="string">
            <text:p>var.node = var_id_num.node</text:p>
          </table:table-cell>
          <table:table-cell office:value-type="string" calcext:value-type="string">
            <text:p>var.type = var_id_num.type</text:p>
          </table:table-cell>
          <table:table-cell/>
        </table:table-row>
        <table:table-row table:style-name="ro1">
          <table:table-cell office:value-type="string" calcext:value-type="string">
            <text:p>VAR <text:s/>-&gt; <text:s text:c="2"/>BOOLCONSTT <text:s text:c="2"/></text:p>
          </table:table-cell>
          <table:table-cell office:value-type="string" calcext:value-type="string">
            <text:p>var.node = boolconst.node</text:p>
          </table:table-cell>
          <table:table-cell office:value-type="string" calcext:value-type="string">
            <text:p>var.type = boolconstt.type</text:p>
          </table:table-cell>
          <table:table-cell/>
        </table:table-row>
        <table:table-row table:style-name="ro1">
          <table:table-cell office:value-type="string" calcext:value-type="string">
            <text:p>VAR_ID_NUM <text:s/>-&gt; <text:s text:c="2"/>ID <text:s text:c="2"/>WHICHID <text:s text:c="2"/></text:p>
          </table:table-cell>
          <table:table-cell office:value-type="string" calcext:value-type="string">
            <text:p>var_id_num.node = new node(id.node, whichid.node)</text:p>
          </table:table-cell>
          <table:table-cell office:value-type="string" calcext:value-type="string">
            <text:p>var_id_num.type = id.type</text:p>
          </table:table-cell>
          <table:table-cell/>
        </table:table-row>
        <table:table-row table:style-name="ro1">
          <table:table-cell office:value-type="string" calcext:value-type="string">
            <text:p>VAR_ID_NUM <text:s/>-&gt; <text:s text:c="2"/>NUM <text:s text:c="2"/></text:p>
          </table:table-cell>
          <table:table-cell office:value-type="string" calcext:value-type="string">
            <text:p>var_id_num.node = new leaf(NUM, NUM.value)</text:p>
          </table:table-cell>
          <table:table-cell office:value-type="string" calcext:value-type="string">
            <text:p>var_id_num.type = integer</text:p>
          </table:table-cell>
          <table:table-cell/>
        </table:table-row>
        <table:table-row table:style-name="ro1">
          <table:table-cell office:value-type="string" calcext:value-type="string">
            <text:p>VAR_ID_NUM <text:s/>-&gt; <text:s text:c="2"/>RNUM <text:s text:c="2"/></text:p>
          </table:table-cell>
          <table:table-cell office:value-type="string" calcext:value-type="string">
            <text:p>var_id_num.node = new leaf(RNUM, RNUM.value)</text:p>
          </table:table-cell>
          <table:table-cell office:value-type="string" calcext:value-type="string">
            <text:p>var_id_num.type = real</text:p>
          </table:table-cell>
          <table:table-cell/>
        </table:table-row>
        <table:table-row table:style-name="ro1">
          <table:table-cell office:value-type="string" calcext:value-type="string">
            <text:p>WHICHID <text:s/>-&gt; <text:s text:c="2"/>SQBO <text:s text:c="2"/>INDEX <text:s text:c="2"/>SQBC <text:s text:c="2"/></text:p>
          </table:table-cell>
          <table:table-cell office:value-type="string" calcext:value-type="string">
            <text:p>whichid.node = index.node</text:p>
          </table:table-cell>
          <table:table-cell office:value-type="string" calcext:value-type="string">
            <text:p>whichid.type = index.type</text:p>
          </table:table-cell>
          <table:table-cell/>
        </table:table-row>
        <table:table-row table:style-name="ro1">
          <table:table-cell office:value-type="string" calcext:value-type="string">
            <text:p>WHICHID <text:s/>-&gt; <text:s text:c="2"/>EPS <text:s text:c="2"/></text:p>
          </table:table-cell>
          <table:table-cell office:value-type="string" calcext:value-type="string">
            <text:p>whichid.node = NULL</text:p>
          </table:table-cell>
          <table:table-cell office:value-type="string" calcext:value-type="string">
            <text:p>whichid.type = NONE</text:p>
          </table:table-cell>
          <table:table-cell/>
        </table:table-row>
        <table:table-row table:style-name="ro1">
          <table:table-cell office:value-type="string" calcext:value-type="string">
            <text:p>SIMPLESTMT <text:s/>-&gt; <text:s text:c="2"/>ASSIGNMENTSTMT <text:s text:c="2"/></text:p>
          </table:table-cell>
          <table:table-cell office:value-type="string" calcext:value-type="string">
            <text:p>simplestmt.node = assignmentstm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TMT <text:s/>-&gt; <text:s text:c="2"/>MODULEREUSESTMT <text:s text:c="2"/></text:p>
          </table:table-cell>
          <table:table-cell office:value-type="string" calcext:value-type="string">
            <text:p>simplestmt.node = modulereusestmt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MENTSTMT <text:s/>-&gt; <text:s text:c="2"/>ID <text:s text:c="2"/>WHICHSTMT <text:s text:c="2"/></text:p>
          </table:table-cell>
          <table:table-cell office:value-type="string" calcext:value-type="string">
            <text:p>assignmentstmt.node = <text:s/>new node(id.node, whichstmt.node)</text:p>
          </table:table-cell>
          <table:table-cell office:value-type="string" calcext:value-type="string">
            <text:p>if(id.type!= whichstmt.type) error</text:p>
          </table:table-cell>
          <table:table-cell/>
        </table:table-row>
        <table:table-row table:style-name="ro1">
          <table:table-cell office:value-type="string" calcext:value-type="string">
            <text:p>WHICHSTMT <text:s/>-&gt; <text:s text:c="2"/>LVALUEIDSTMT <text:s text:c="2"/></text:p>
          </table:table-cell>
          <table:table-cell office:value-type="string" calcext:value-type="string">
            <text:p>whichstmt.node = lvalueidstmt.node</text:p>
          </table:table-cell>
          <table:table-cell office:value-type="string" calcext:value-type="string">
            <text:p>whichstmt.type = lvalueidstmt.type</text:p>
          </table:table-cell>
          <table:table-cell/>
        </table:table-row>
        <table:table-row table:style-name="ro1">
          <table:table-cell office:value-type="string" calcext:value-type="string">
            <text:p>WHICHSTMT <text:s/>-&gt; <text:s text:c="2"/>LVALUEARRSTMT <text:s text:c="2"/></text:p>
          </table:table-cell>
          <table:table-cell office:value-type="string" calcext:value-type="string">
            <text:p>whichstmt.node = lvaluearrstmt.node</text:p>
          </table:table-cell>
          <table:table-cell office:value-type="string" calcext:value-type="string">
            <text:p>whichstmt.type = lvaluearrstmt.type</text:p>
          </table:table-cell>
          <table:table-cell/>
        </table:table-row>
        <table:table-row table:style-name="ro1">
          <table:table-cell office:value-type="string" calcext:value-type="string">
            <text:p>LVALUEIDSTMT <text:s/>-&gt; <text:s text:c="2"/>ASSIGNOP <text:s text:c="2"/>EXPRESSION <text:s text:c="2"/>SEMICOL <text:s text:c="2"/></text:p>
          </table:table-cell>
          <table:table-cell office:value-type="string" calcext:value-type="string">
            <text:p>lvalueidstmt.node = new node(assignop.node, expression.node)</text:p>
          </table:table-cell>
          <table:table-cell office:value-type="string" calcext:value-type="string">
            <text:p>lvalueidstmt.type = expressions.type</text:p>
          </table:table-cell>
          <table:table-cell/>
        </table:table-row>
        <table:table-row table:style-name="ro1">
          <table:table-cell office:value-type="string" calcext:value-type="string">
            <text:p>LVALUEARRSTMT <text:s/>-&gt; <text:s text:c="2"/>SQBO <text:s text:c="2"/>INDEX <text:s text:c="2"/>SQBC <text:s text:c="2"/>ASSIGNOP <text:s text:c="2"/>EXPRESSION <text:s text:c="2"/>SEMICOL <text:s text:c="2"/></text:p>
          </table:table-cell>
          <table:table-cell office:value-type="string" calcext:value-type="string">
            <text:p>lvaluearrstmt.node = new node(index.node, assignop.node, expressions.node)</text:p>
          </table:table-cell>
          <table:table-cell office:value-type="string" calcext:value-type="string">
            <text:p>lvaluearrstmt.type = expressions.type</text:p>
          </table:table-cell>
          <table:table-cell office:value-type="string" calcext:value-type="string">
            <text:p>if(index.type!=integer)error</text:p>
          </table:table-cell>
        </table:table-row>
        <table:table-row table:style-name="ro1">
          <table:table-cell office:value-type="string" calcext:value-type="string">
            <text:p>INDEX <text:s/>-&gt; <text:s text:c="2"/>NUM <text:s text:c="2"/></text:p>
          </table:table-cell>
          <table:table-cell office:value-type="string" calcext:value-type="string">
            <text:p>index.node = new leaf(NUM, NUM.value)</text:p>
          </table:table-cell>
          <table:table-cell office:value-type="string" calcext:value-type="string">
            <text:p>index.type = integer</text:p>
          </table:table-cell>
          <table:table-cell/>
        </table:table-row>
        <table:table-row table:style-name="ro1">
          <table:table-cell office:value-type="string" calcext:value-type="string">
            <text:p>INDEX <text:s/>-&gt; <text:s text:c="2"/>ID <text:s text:c="2"/></text:p>
          </table:table-cell>
          <table:table-cell office:value-type="string" calcext:value-type="string">
            <text:p>index.node = new leaf(ID, ID.lexeme)</text:p>
          </table:table-cell>
          <table:table-cell office:value-type="string" calcext:value-type="string">
            <text:p>index.type = id.type</text:p>
          </table:table-cell>
          <table:table-cell/>
        </table:table-row>
        <table:table-row table:style-name="ro1">
          <table:table-cell office:value-type="string" calcext:value-type="string">
            <text:p>MODULEREUSESTMT <text:s/>-&gt; <text:s text:c="2"/>OPTIONAL <text:s text:c="2"/>USE <text:s text:c="2"/>MODULE <text:s text:c="2"/>ID <text:s text:c="2"/>WITH <text:s text:c="2"/>PARAMETERS <text:s text:c="2"/>IDLIST <text:s text:c="2"/>SEMICOL <text:s text:c="2"/></text:p>
          </table:table-cell>
          <table:table-cell office:value-type="string" calcext:value-type="string">
            <text:p>modulereusestmt.node = new node(optional.node, id.node, idlist.node)</text:p>
          </table:table-cell>
          <table:table-cell office:value-type="string" calcext:value-type="string">
            <text:p>idlist.type = NONE</text:p>
          </table:table-cell>
          <table:table-cell/>
        </table:table-row>
        <table:table-row table:style-name="ro1">
          <table:table-cell office:value-type="string" calcext:value-type="string">
            <text:p>OPTIONAL <text:s/>-&gt; <text:s text:c="2"/>SQBO <text:s text:c="2"/>IDLIST <text:s text:c="2"/>SQBC <text:s text:c="2"/>ASSIGNOP <text:s text:c="2"/></text:p>
          </table:table-cell>
          <table:table-cell office:value-type="string" calcext:value-type="string">
            <text:p>optional.node = new node(idlist.node, assignop.node)</text:p>
          </table:table-cell>
          <table:table-cell office:value-type="string" calcext:value-type="string">
            <text:p>idlist.type = NONE</text:p>
          </table:table-cell>
          <table:table-cell/>
        </table:table-row>
        <table:table-row table:style-name="ro1">
          <table:table-cell office:value-type="string" calcext:value-type="string">
            <text:p>OPTIONAL <text:s/>-&gt; <text:s text:c="2"/>EPS <text:s text:c="2"/></text:p>
          </table:table-cell>
          <table:table-cell office:value-type="string" calcext:value-type="string">
            <text:p>optional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IST <text:s/>-&gt; <text:s text:c="2"/>ID <text:s text:c="2"/>N3 <text:s text:c="2"/></text:p>
          </table:table-cell>
          <table:table-cell office:value-type="string" calcext:value-type="string">
            <text:p>idlist.node = new node(id.node, n3.node)</text:p>
          </table:table-cell>
          <table:table-cell office:value-type="string" calcext:value-type="string">
            <text:p>if(idlist.type!=NONE) id.type = idlist.type, n3.type = idlist.type</text:p>
          </table:table-cell>
          <table:table-cell office:value-type="string" calcext:value-type="string">
            <text:p>else{n3.type = NONE}</text:p>
          </table:table-cell>
        </table:table-row>
        <table:table-row table:style-name="ro1">
          <table:table-cell office:value-type="string" calcext:value-type="string">
            <text:p>N3 <text:s/>-&gt; <text:s text:c="2"/>COMMA <text:s text:c="2"/>ID <text:s text:c="2"/>N3 <text:s text:c="2"/></text:p>
          </table:table-cell>
          <table:table-cell office:value-type="string" calcext:value-type="string">
            <text:p>n3.node = new node(id.node, n3.node)</text:p>
          </table:table-cell>
          <table:table-cell office:value-type="string" calcext:value-type="string">
            <text:p>if(n3.type!=NONE) id.type = n3.type, n3(1).type = n3.type</text:p>
          </table:table-cell>
          <table:table-cell office:value-type="string" calcext:value-type="string">
            <text:p>else{n3(1).type = NONE}</text:p>
          </table:table-cell>
        </table:table-row>
        <table:table-row table:style-name="ro1">
          <table:table-cell office:value-type="string" calcext:value-type="string">
            <text:p>N3 <text:s/>-&gt; <text:s text:c="2"/>EPS <text:s text:c="2"/></text:p>
          </table:table-cell>
          <table:table-cell office:value-type="string" calcext:value-type="string">
            <text:p>n3.node = NULL</text:p>
          </table:table-cell>
          <table:table-cell office:value-type="string" calcext:value-type="string">
            <text:p>n3.type = NULL</text:p>
          </table:table-cell>
          <table:table-cell/>
        </table:table-row>
        <table:table-row table:style-name="ro1">
          <table:table-cell office:value-type="string" calcext:value-type="string">
            <text:p>EXPRESSION <text:s/>-&gt; <text:s text:c="2"/>ARITHMETICORBOOLEANEXPR <text:s text:c="2"/></text:p>
          </table:table-cell>
          <table:table-cell office:value-type="string" calcext:value-type="string">
            <text:p>expressions.node = arithmeticorbooleanexpr.node</text:p>
          </table:table-cell>
          <table:table-cell office:value-type="string" calcext:value-type="string">
            <text:p>expression.type = arithmeticorbooleanexpr.type</text:p>
          </table:table-cell>
          <table:table-cell/>
        </table:table-row>
        <table:table-row table:style-name="ro1">
          <table:table-cell office:value-type="string" calcext:value-type="string">
            <text:p>EXPRESSION <text:s/>-&gt; <text:s text:c="2"/>U <text:s text:c="2"/></text:p>
          </table:table-cell>
          <table:table-cell office:value-type="string" calcext:value-type="string">
            <text:p>expressions.node = u.node</text:p>
          </table:table-cell>
          <table:table-cell office:value-type="string" calcext:value-type="string">
            <text:p>expression.type = u.type</text:p>
          </table:table-cell>
          <table:table-cell/>
        </table:table-row>
        <table:table-row table:style-name="ro1">
          <table:table-cell office:value-type="string" calcext:value-type="string">
            <text:p>U <text:s/>-&gt; <text:s text:c="2"/>UNARY_OP <text:s text:c="2"/>NEW_NT <text:s text:c="2"/></text:p>
          </table:table-cell>
          <table:table-cell office:value-type="string" calcext:value-type="string">
            <text:p>u.node = new node(unary_op.node, new_nt.node)</text:p>
          </table:table-cell>
          <table:table-cell office:value-type="string" calcext:value-type="string">
            <text:p>u.type = new_nt.type</text:p>
          </table:table-cell>
          <table:table-cell/>
        </table:table-row>
        <table:table-row table:style-name="ro1">
          <table:table-cell office:value-type="string" calcext:value-type="string">
            <text:p>NEW_NT <text:s/>-&gt; <text:s text:c="2"/>BO <text:s text:c="2"/>ARITHMETICEXPR <text:s text:c="2"/>BC <text:s text:c="2"/></text:p>
          </table:table-cell>
          <table:table-cell office:value-type="string" calcext:value-type="string">
            <text:p>new_nt.node = arithmeticexpr.node</text:p>
          </table:table-cell>
          <table:table-cell office:value-type="string" calcext:value-type="string">
            <text:p>new_nt.type = arithmeticexpr.type</text:p>
          </table:table-cell>
          <table:table-cell/>
        </table:table-row>
        <table:table-row table:style-name="ro1">
          <table:table-cell office:value-type="string" calcext:value-type="string">
            <text:p>NEW_NT <text:s/>-&gt; <text:s text:c="2"/>VAR_ID_NUM <text:s text:c="2"/></text:p>
          </table:table-cell>
          <table:table-cell office:value-type="string" calcext:value-type="string">
            <text:p>new_nt.node = var_id_num.node</text:p>
          </table:table-cell>
          <table:table-cell office:value-type="string" calcext:value-type="string">
            <text:p>new_nt.type = var_id_num.type</text:p>
          </table:table-cell>
          <table:table-cell/>
        </table:table-row>
        <table:table-row table:style-name="ro1">
          <table:table-cell office:value-type="string" calcext:value-type="string">
            <text:p>UNARY_OP <text:s/>-&gt; <text:s text:c="2"/>PLUS <text:s text:c="2"/></text:p>
          </table:table-cell>
          <table:table-cell office:value-type="string" calcext:value-type="string">
            <text:p>unary_op.node = new leaf(PLUS,”+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_OP <text:s/>-&gt; <text:s text:c="2"/>MINUS <text:s text:c="2"/></text:p>
          </table:table-cell>
          <table:table-cell office:value-type="string" calcext:value-type="string">
            <text:p>unary_op.node = new leaf(MINUS,”-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THMETICORBOOLEANEXPR <text:s/>-&gt; <text:s text:c="2"/>ANYTERM <text:s text:c="2"/>N7 <text:s text:c="2"/></text:p>
          </table:table-cell>
          <table:table-cell office:value-type="string" calcext:value-type="string">
            <text:p>arithmeticorbooleanexpr.node = new node(anyterm.node, n7.term)</text:p>
          </table:table-cell>
          <table:table-cell office:value-type="string" calcext:value-type="string">
            <text:p>if(n7.type!=NONE &amp;&amp; anyterm.type!=n7.type) error</text:p>
          </table:table-cell>
          <table:table-cell office:value-type="string" calcext:value-type="string">
            <text:p>arthmeticorbooleanexpr.type = anyterm.type</text:p>
          </table:table-cell>
        </table:table-row>
        <table:table-row table:style-name="ro1">
          <table:table-cell office:value-type="string" calcext:value-type="string">
            <text:p>N7 <text:s/>-&gt; <text:s text:c="2"/>LOGICALOP <text:s text:c="2"/>ANYTERM <text:s text:c="2"/>N7 <text:s text:c="2"/></text:p>
          </table:table-cell>
          <table:table-cell office:value-type="string" calcext:value-type="string">
            <text:p>n7.node = new node(logicalop.node, anyterm.node, n7.node)</text:p>
          </table:table-cell>
          <table:table-cell office:value-type="string" calcext:value-type="string">
            <text:p>if(anyterm.type!=boolean || anyterm.type!=n7.type) error</text:p>
          </table:table-cell>
          <table:table-cell office:value-type="string" calcext:value-type="string">
            <text:p>n7.type = anyterm.type</text:p>
          </table:table-cell>
        </table:table-row>
        <table:table-row table:style-name="ro1">
          <table:table-cell office:value-type="string" calcext:value-type="string">
            <text:p>N7 <text:s/>-&gt; <text:s text:c="2"/>EPS <text:s text:c="2"/></text:p>
          </table:table-cell>
          <table:table-cell office:value-type="string" calcext:value-type="string">
            <text:p>n7.node = NULL</text:p>
          </table:table-cell>
          <table:table-cell office:value-type="string" calcext:value-type="string">
            <text:p>n7.type = NONE</text:p>
          </table:table-cell>
          <table:table-cell/>
        </table:table-row>
        <table:table-row table:style-name="ro1">
          <table:table-cell office:value-type="string" calcext:value-type="string">
            <text:p>ANYTERM <text:s/>-&gt; <text:s text:c="2"/>BOOLCONSTT <text:s text:c="2"/></text:p>
          </table:table-cell>
          <table:table-cell office:value-type="string" calcext:value-type="string">
            <text:p>anyterm.node = boolconstt.node</text:p>
          </table:table-cell>
          <table:table-cell office:value-type="string" calcext:value-type="string">
            <text:p>anyterm.type = boolconstt.type</text:p>
          </table:table-cell>
          <table:table-cell/>
        </table:table-row>
        <table:table-row table:style-name="ro1">
          <table:table-cell office:value-type="string" calcext:value-type="string">
            <text:p>ANYTERM <text:s/>-&gt; <text:s text:c="2"/>ARITHMETICEXPR <text:s text:c="2"/>N8 <text:s text:c="2"/></text:p>
          </table:table-cell>
          <table:table-cell office:value-type="string" calcext:value-type="string">
            <text:p>anyterm.node = new node(arithmeticexpr.node, n8.node)</text:p>
          </table:table-cell>
          <table:table-cell office:value-type="string" calcext:value-type="string">
            <text:p><text:span text:style-name="T1">if(n8.type!=NONE &amp;&amp; </text:span>n8.type!=arithmeticexpr.type) error</text:p>
          </table:table-cell>
          <table:table-cell office:value-type="string" calcext:value-type="string">
            <text:p>anyterm.type = arithmeticexpr.type</text:p>
          </table:table-cell>
        </table:table-row>
        <table:table-row table:style-name="ro1">
          <table:table-cell office:value-type="string" calcext:value-type="string">
            <text:p>N8 <text:s/>-&gt; <text:s text:c="2"/>RELATIONALOP <text:s text:c="2"/>ARITHMETICEXPR <text:s text:c="2"/>N8 <text:s text:c="2"/></text:p>
          </table:table-cell>
          <table:table-cell office:value-type="string" calcext:value-type="string">
            <text:p>n8.node = new node(relationalop.node, arithmeticexpr.node,n8.node)</text:p>
          </table:table-cell>
          <table:table-cell office:value-type="string" calcext:value-type="string">
            <text:p><text:span text:style-name="T1">if(n8(1).type!=NONE &amp;&amp; </text:span>n8(1).type!=arithmeticexpr.type) error</text:p>
          </table:table-cell>
          <table:table-cell office:value-type="string" calcext:value-type="string">
            <text:p>n8.type = arithmeticexpr.type</text:p>
          </table:table-cell>
        </table:table-row>
        <table:table-row table:style-name="ro1">
          <table:table-cell office:value-type="string" calcext:value-type="string">
            <text:p>N8 <text:s/>-&gt; <text:s text:c="2"/>EPS <text:s text:c="2"/></text:p>
          </table:table-cell>
          <table:table-cell office:value-type="string" calcext:value-type="string">
            <text:p>n8.node = NULL</text:p>
          </table:table-cell>
          <table:table-cell office:value-type="string" calcext:value-type="string">
            <text:p>n8.type = NONE</text:p>
          </table:table-cell>
          <table:table-cell/>
        </table:table-row>
        <table:table-row table:style-name="ro1">
          <table:table-cell office:value-type="string" calcext:value-type="string">
            <text:p>ARITHMETICEXPR <text:s/>-&gt; <text:s text:c="2"/>TERM <text:s text:c="2"/>N4 <text:s text:c="2"/></text:p>
          </table:table-cell>
          <table:table-cell office:value-type="string" calcext:value-type="string">
            <text:p>arithmeticexpr.node = new node(term.node, n4.node)</text:p>
          </table:table-cell>
          <table:table-cell office:value-type="string" calcext:value-type="string">
            <text:p><text:span text:style-name="T1">if(n4.type!=NONE &amp;&amp; </text:span>n4.type!=term.type) error</text:p>
          </table:table-cell>
          <table:table-cell office:value-type="string" calcext:value-type="string">
            <text:p>arithmeticexpr.type = term.type</text:p>
          </table:table-cell>
        </table:table-row>
        <table:table-row table:style-name="ro1">
          <table:table-cell office:value-type="string" calcext:value-type="string">
            <text:p>N4 <text:s/>-&gt; <text:s text:c="2"/>OP1 <text:s text:c="2"/>TERM <text:s text:c="2"/>N4 <text:s text:c="2"/></text:p>
          </table:table-cell>
          <table:table-cell office:value-type="string" calcext:value-type="string">
            <text:p>n4.node = new node(term.node, n4.node)</text:p>
          </table:table-cell>
          <table:table-cell office:value-type="string" calcext:value-type="string">
            <text:p><text:span text:style-name="T1">if(n4(1).type!=NONE &amp;&amp; </text:span>n4(1).type!=term.type) error</text:p>
          </table:table-cell>
          <table:table-cell office:value-type="string" calcext:value-type="string">
            <text:p>n4.type = term.type</text:p>
          </table:table-cell>
        </table:table-row>
        <table:table-row table:style-name="ro1">
          <table:table-cell office:value-type="string" calcext:value-type="string">
            <text:p>N4 <text:s/>-&gt; <text:s text:c="2"/>EPS <text:s text:c="2"/></text:p>
          </table:table-cell>
          <table:table-cell office:value-type="string" calcext:value-type="string">
            <text:p>n4.node = NULL</text:p>
          </table:table-cell>
          <table:table-cell office:value-type="string" calcext:value-type="string">
            <text:p>n4.type = NONE</text:p>
          </table:table-cell>
          <table:table-cell/>
        </table:table-row>
        <table:table-row table:style-name="ro1">
          <table:table-cell office:value-type="string" calcext:value-type="string">
            <text:p>TERM <text:s/>-&gt; <text:s text:c="2"/>FACTOR <text:s text:c="2"/>N5 <text:s text:c="2"/></text:p>
          </table:table-cell>
          <table:table-cell office:value-type="string" calcext:value-type="string">
            <text:p>term.node = new node(factor.node,n5.node)</text:p>
          </table:table-cell>
          <table:table-cell office:value-type="string" calcext:value-type="string">
            <text:p><text:span text:style-name="T1">if(n5.type!=NONE &amp;&amp; </text:span>n5.type!=factor.type) error</text:p>
          </table:table-cell>
          <table:table-cell office:value-type="string" calcext:value-type="string">
            <text:p>term.type = factor.type</text:p>
          </table:table-cell>
        </table:table-row>
        <table:table-row table:style-name="ro1">
          <table:table-cell office:value-type="string" calcext:value-type="string">
            <text:p>N5 <text:s/>-&gt; <text:s text:c="2"/>OP2 <text:s text:c="2"/>FACTOR <text:s text:c="2"/>N5 <text:s text:c="2"/></text:p>
          </table:table-cell>
          <table:table-cell office:value-type="string" calcext:value-type="string">
            <text:p>n5.node = new node(op2.node,factor.node,n5.node)</text:p>
          </table:table-cell>
          <table:table-cell office:value-type="string" calcext:value-type="string">
            <text:p>if(n5(1).type!=NONE &amp;&amp; n5(1).type!=factor.type) error</text:p>
          </table:table-cell>
          <table:table-cell office:value-type="string" calcext:value-type="string">
            <text:p>n5.type = factor.type</text:p>
          </table:table-cell>
        </table:table-row>
        <table:table-row table:style-name="ro1">
          <table:table-cell office:value-type="string" calcext:value-type="string">
            <text:p>N5 <text:s/>-&gt; <text:s text:c="2"/>EPS <text:s text:c="2"/></text:p>
          </table:table-cell>
          <table:table-cell office:value-type="string" calcext:value-type="string">
            <text:p>n5.node = eps</text:p>
          </table:table-cell>
          <table:table-cell office:value-type="string" calcext:value-type="string">
            <text:p>n5.type = NONE</text:p>
          </table:table-cell>
          <table:table-cell/>
        </table:table-row>
        <table:table-row table:style-name="ro1">
          <table:table-cell office:value-type="string" calcext:value-type="string">
            <text:p>FACTOR <text:s/>-&gt; <text:s text:c="2"/>BO <text:s text:c="2"/>ARITHMETICORBOOLEANEXPR <text:s text:c="2"/>BC <text:s text:c="2"/></text:p>
          </table:table-cell>
          <table:table-cell office:value-type="string" calcext:value-type="string">
            <text:p>factor.node = arithmeticorbooleanexpr.node</text:p>
          </table:table-cell>
          <table:table-cell office:value-type="string" calcext:value-type="string">
            <text:p>factor.type = arithmeticorbooleanexpr.type</text:p>
          </table:table-cell>
          <table:table-cell/>
        </table:table-row>
        <table:table-row table:style-name="ro1">
          <table:table-cell office:value-type="string" calcext:value-type="string">
            <text:p>FACTOR <text:s/>-&gt; <text:s text:c="2"/>VAR_ID_NUM <text:s text:c="2"/></text:p>
          </table:table-cell>
          <table:table-cell office:value-type="string" calcext:value-type="string">
            <text:p>factor.node = var_id_num.node</text:p>
          </table:table-cell>
          <table:table-cell office:value-type="string" calcext:value-type="string">
            <text:p>factor.type = var_id_num.type</text:p>
          </table:table-cell>
          <table:table-cell/>
        </table:table-row>
        <table:table-row table:style-name="ro1">
          <table:table-cell office:value-type="string" calcext:value-type="string">
            <text:p>OP1 <text:s/>-&gt; <text:s text:c="2"/>PLUS <text:s text:c="2"/></text:p>
          </table:table-cell>
          <table:table-cell office:value-type="string" calcext:value-type="string">
            <text:p>op1.node = new leaf(PLUS,”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1 <text:s/>-&gt; <text:s text:c="2"/>MINUS <text:s text:c="2"/></text:p>
          </table:table-cell>
          <table:table-cell office:value-type="string" calcext:value-type="string">
            <text:p>op1.node = new leaf(MINUS,”-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2 <text:s/>-&gt; <text:s text:c="2"/>MUL <text:s text:c="2"/></text:p>
          </table:table-cell>
          <table:table-cell office:value-type="string" calcext:value-type="string">
            <text:p>op2.node = new leaf(MUL,”*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2 <text:s/>-&gt; <text:s text:c="2"/>DIV <text:s text:c="2"/></text:p>
          </table:table-cell>
          <table:table-cell office:value-type="string" calcext:value-type="string">
            <text:p>op2.node = new leaf(DIV,”/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ALOP <text:s/>-&gt; <text:s text:c="2"/>AND <text:s text:c="2"/></text:p>
          </table:table-cell>
          <table:table-cell office:value-type="string" calcext:value-type="string">
            <text:p>logicalop.node = new leaf(AND,”AND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ALOP <text:s/>-&gt; <text:s text:c="2"/>OR <text:s text:c="2"/></text:p>
          </table:table-cell>
          <table:table-cell office:value-type="string" calcext:value-type="string">
            <text:p>logicalop.node = new leaf(OR,”OR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ALOP <text:s/>-&gt; <text:s text:c="2"/>LT <text:s text:c="2"/></text:p>
          </table:table-cell>
          <table:table-cell office:value-type="string" calcext:value-type="string">
            <text:p>relationalop.node = new leaf(LT,”&lt;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ALOP <text:s/>-&gt; <text:s text:c="2"/>LE <text:s text:c="2"/></text:p>
          </table:table-cell>
          <table:table-cell office:value-type="string" calcext:value-type="string">
            <text:p>relationalop.node = new leaf(LE,”&lt;=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ALOP <text:s/>-&gt; <text:s text:c="2"/>GT <text:s text:c="2"/></text:p>
          </table:table-cell>
          <table:table-cell office:value-type="string" calcext:value-type="string">
            <text:p>relationalop.node = new leaf(GT,”&gt;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ALOP <text:s/>-&gt; <text:s text:c="2"/>GE <text:s text:c="2"/></text:p>
          </table:table-cell>
          <table:table-cell office:value-type="string" calcext:value-type="string">
            <text:p>relationalop.node = new leaf(GE,”&gt;=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ALOP <text:s/>-&gt; <text:s text:c="2"/>EQ <text:s text:c="2"/></text:p>
          </table:table-cell>
          <table:table-cell office:value-type="string" calcext:value-type="string">
            <text:p>relationalop.node = new leaf(EQ,”==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ALOP <text:s/>-&gt; <text:s text:c="2"/>NE <text:s text:c="2"/></text:p>
          </table:table-cell>
          <table:table-cell office:value-type="string" calcext:value-type="string">
            <text:p>relationalop.node = new leaf(NE,”!=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RESTMT <text:s/>-&gt; <text:s text:c="2"/>DECLARE <text:s text:c="2"/>IDLIST <text:s text:c="2"/>COLON <text:s text:c="2"/>DATATYPE <text:s text:c="2"/>SEMICOL <text:s text:c="2"/></text:p>
          </table:table-cell>
          <table:table-cell office:value-type="string" calcext:value-type="string">
            <text:p>declarestmt.node = idlist.node</text:p>
          </table:table-cell>
          <table:table-cell office:value-type="string" calcext:value-type="string">
            <text:p>idlist.type = datatype.type</text:p>
          </table:table-cell>
          <table:table-cell/>
        </table:table-row>
        <table:table-row table:style-name="ro1">
          <table:table-cell office:value-type="string" calcext:value-type="string">
            <text:p>CONDITIONALSTMT <text:s/>-&gt; <text:s text:c="2"/>SWITCH <text:s text:c="2"/>BO <text:s text:c="2"/>ID <text:s text:c="2"/>BC <text:s text:c="2"/>START <text:s text:c="2"/>CASESTMTS <text:s text:c="2"/>DEFAULT1 <text:s text:c="2"/>END <text:s text:c="2"/></text:p>
          </table:table-cell>
          <table:table-cell office:value-type="string" calcext:value-type="string">
            <text:p>conditionalstmt.node = new node(id.node, casestmts.node, default1.node)</text:p>
          </table:table-cell>
          <table:table-cell office:value-type="string" calcext:value-type="string">
            <text:p>if(id.type!=integer || id.type!=boolean) error</text:p>
          </table:table-cell>
          <table:table-cell office:value-type="string" calcext:value-type="string">
            <text:p>if(id.type!=casestmts.type)error</text:p>
          </table:table-cell>
        </table:table-row>
        <table:table-row table:style-name="ro1">
          <table:table-cell office:value-type="string" calcext:value-type="string">
            <text:p>CASESTMTS <text:s/>-&gt; <text:s text:c="2"/>CASE <text:s text:c="2"/>VALUE <text:s text:c="2"/>COLON <text:s text:c="2"/>STATEMENTS <text:s text:c="2"/>BREAK <text:s text:c="2"/>SEMICOL <text:s text:c="2"/>N9 <text:s text:c="2"/></text:p>
          </table:table-cell>
          <table:table-cell office:value-type="string" calcext:value-type="string">
            <text:p>casestmts.node = new node(value.node, statements.node, n9.node)</text:p>
          </table:table-cell>
          <table:table-cell office:value-type="string" calcext:value-type="string">
            <text:p>casestmts.type = value.type</text:p>
          </table:table-cell>
          <table:table-cell office:value-type="string" calcext:value-type="string">
            <text:p>if(n9.type!=NONE &amp;&amp; n9.type!=value.type)error</text:p>
          </table:table-cell>
        </table:table-row>
        <table:table-row table:style-name="ro1">
          <table:table-cell office:value-type="string" calcext:value-type="string">
            <text:p>N9 <text:s/>-&gt; <text:s text:c="2"/>CASE <text:s text:c="2"/>VALUE <text:s text:c="2"/>COLON <text:s text:c="2"/>STATEMENTS <text:s text:c="2"/>BREAK <text:s text:c="2"/>SEMICOL <text:s text:c="2"/>N9 <text:s text:c="2"/></text:p>
          </table:table-cell>
          <table:table-cell office:value-type="string" calcext:value-type="string">
            <text:p>n9.node = new node(value.node,statements.node,n9.node)</text:p>
          </table:table-cell>
          <table:table-cell office:value-type="string" calcext:value-type="string">
            <text:p>n9.type = value.type</text:p>
          </table:table-cell>
          <table:table-cell office:value-type="string" calcext:value-type="string">
            <text:p>if(n9(1).type!=NONE &amp;&amp; n9(1).type!=value.type)error</text:p>
          </table:table-cell>
        </table:table-row>
        <table:table-row table:style-name="ro1">
          <table:table-cell office:value-type="string" calcext:value-type="string">
            <text:p>N9 <text:s/>-&gt; <text:s text:c="2"/>EPS <text:s text:c="2"/></text:p>
          </table:table-cell>
          <table:table-cell office:value-type="string" calcext:value-type="string">
            <text:p>n9.node = NULL</text:p>
          </table:table-cell>
          <table:table-cell office:value-type="string" calcext:value-type="string">
            <text:p>n9.type = NONE</text:p>
          </table:table-cell>
          <table:table-cell/>
        </table:table-row>
        <table:table-row table:style-name="ro1">
          <table:table-cell office:value-type="string" calcext:value-type="string">
            <text:p>VALUE <text:s/>-&gt; <text:s text:c="2"/>NUM <text:s text:c="2"/></text:p>
          </table:table-cell>
          <table:table-cell office:value-type="string" calcext:value-type="string">
            <text:p>value.node = new leaf(NUM,NUM.val)</text:p>
          </table:table-cell>
          <table:table-cell office:value-type="string" calcext:value-type="string">
            <text:p>value.type = integer</text:p>
          </table:table-cell>
          <table:table-cell/>
        </table:table-row>
        <table:table-row table:style-name="ro1">
          <table:table-cell office:value-type="string" calcext:value-type="string">
            <text:p>VALUE <text:s/>-&gt; <text:s text:c="2"/>TRUE1 <text:s text:c="2"/></text:p>
          </table:table-cell>
          <table:table-cell office:value-type="string" calcext:value-type="string">
            <text:p>value.node = new leaf(TRUE1,”true”)</text:p>
          </table:table-cell>
          <table:table-cell office:value-type="string" calcext:value-type="string">
            <text:p>value.type = boolean</text:p>
          </table:table-cell>
          <table:table-cell/>
        </table:table-row>
        <table:table-row table:style-name="ro1">
          <table:table-cell office:value-type="string" calcext:value-type="string">
            <text:p>VALUE <text:s/>-&gt; <text:s text:c="2"/>FALSE1 <text:s text:c="2"/></text:p>
          </table:table-cell>
          <table:table-cell office:value-type="string" calcext:value-type="string">
            <text:p>value.node = new leaf(FALSE1, “false”)</text:p>
          </table:table-cell>
          <table:table-cell office:value-type="string" calcext:value-type="string">
            <text:p>value.type = boolean</text:p>
          </table:table-cell>
          <table:table-cell/>
        </table:table-row>
        <table:table-row table:style-name="ro1">
          <table:table-cell office:value-type="string" calcext:value-type="string">
            <text:p>DEFAULT1 <text:s/>-&gt; <text:s text:c="2"/>DEFAULT <text:s text:c="2"/>COLON <text:s text:c="2"/>STATEMENTS <text:s text:c="2"/>BREAK <text:s text:c="2"/>SEMICOL <text:s text:c="2"/></text:p>
          </table:table-cell>
          <table:table-cell office:value-type="string" calcext:value-type="string">
            <text:p>default1.node = statements.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1 <text:s/>-&gt; <text:s text:c="2"/>EPS <text:s text:c="2"/></text:p>
          </table:table-cell>
          <table:table-cell office:value-type="string" calcext:value-type="string">
            <text:p>default1.node =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VESTMT <text:s/>-&gt; <text:s text:c="2"/>FOR <text:s text:c="2"/>BO <text:s text:c="2"/>ID <text:s text:c="2"/>IN <text:s text:c="2"/>RANGE <text:s text:c="2"/>BC <text:s text:c="2"/>START <text:s text:c="2"/>STATEMENTS <text:s text:c="2"/>END <text:s text:c="2"/></text:p>
          </table:table-cell>
          <table:table-cell office:value-type="string" calcext:value-type="string">
            <text:p>iterativestmt.node = new node(id.node,range.node,statements.node, “FOR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VESTMT <text:s/>-&gt; <text:s text:c="2"/>WHILE <text:s text:c="2"/>BO <text:s text:c="2"/>ARITHMETICORBOOLEANEXPR <text:s text:c="2"/>BC <text:s text:c="2"/>START <text:s text:c="2"/>STATEMENTS <text:s text:c="2"/>END <text:s text:c="2"/></text:p>
          </table:table-cell>
          <table:table-cell office:value-type="string" calcext:value-type="string">
            <text:p>iterativestmt.node = new node(arithmeticorbooleanexpr.node,statements.node, “WHILE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 <text:s/>-&gt; <text:s text:c="2"/>INDEX <text:s text:c="2"/>RANGEOP <text:s text:c="2"/>INDEX <text:s text:c="2"/></text:p>
          </table:table-cell>
          <table:table-cell office:value-type="string" calcext:value-type="string">
            <text:p>range.node = new node(index1.node, index2.node)</text:p>
          </table:table-cell>
          <table:table-cell office:value-type="string" calcext:value-type="string">
            <text:p>if( !(index1 == var &amp;&amp; index2 == var) &amp;&amp; !(index1 == int &amp;&amp; index2 == int)) ERROR</text:p>
          </table:table-cell>
          <table:table-cell office:value-type="string" calcext:value-type="string">
            <text:p>check if index1.val &lt; index2.val</text:p>
          </table:table-cell>
        </table:table-row>
        <table:table-row table:style-name="ro1" table:number-rows-repeated="10484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7:26:26.810453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30:17.518789737</meta:creation-date>
    <dc:date>2020-03-17T18:33:21.273059661</dc:date>
    <meta:editing-duration>PT5M21S</meta:editing-duration>
    <meta:editing-cycles>2</meta:editing-cycles>
    <meta:generator>LibreOffice/6.0.7.3$Linux_X86_64 LibreOffice_project/00m0$Build-3</meta:generator>
    <meta:document-statistic meta:table-count="1" meta:cell-count="291" meta:object-count="0"/>
  </office:meta>
</office:document-meta>
</file>